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umberland AMT" svg:font-family="'Cumberland AMT'" style:font-family-generic="modern" style:font-pitch="fixed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</office:font-face-decls>
  <office:automatic-styles>
    <style:style style:name="P1" style:family="paragraph" style:parent-style-name="Preformatted_20_Text">
      <style:text-properties style:text-underline-style="none" fo:font-weight="bold" style:font-weight-asian="bold" style:font-weight-complex="bold"/>
    </style:style>
    <style:style style:name="P2" style:family="paragraph" style:parent-style-name="Preformatted_20_Text">
      <style:text-properties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journal</text:p>
      <text:p text:style-name="P2">Sous ext3, le journal est géré par le JBD (journaling block device); c'est une “couche” du noyau, actuellement utilisée par ext3 (et ext4), mais conçue pour être utilisable par d'autres systèmes de fichiers. Le JBD est donc “indépendant” de ext3.</text:p>
      <text:p text:style-name="P2">Le journal est constitué de plusieurs parties:</text:p>
      <text:p text:style-name="P2">Le superblock du journal, une structure qui reste en permanence, et conserve des informations sur le journal;</text:p>
      <text:p text:style-name="P2">Une zone dédiée à un “descripteur” du journal;</text:p>
      <text:p text:style-name="P2">Une 'partie' constituée des 'transactions' (copie des blocks de données administratives ou de données de fichiers, selon le mode de journalisation.)</text:p>
      <text:p text:style-name="P2"/>
      <text:p text:style-name="P2">Le manque de documentation technique sur le JBD rend difficile son étude;</text:p>
      <text:p text:style-name="P2"/>
      <text:p text:style-name="P1">Les modes de journalisation</text:p>
      <text:p text:style-name="P2">Mode de journalisation complète:</text:p>
      <text:p text:style-name="P2"><text:s/><text:tab/>Les données et les métadonnées (données administratives) sont enregistrées par le journal avant d'être insérées dans le système de fichiers.</text:p>
      <text:p text:style-name="P2"><text:tab/></text:p>
      <text:p text:style-name="P2">Mode ORDERED:</text:p>
      <text:p text:style-name="P2"><text:tab/>Mode par défaut: les données dont écrites dans le système de fichiers avant de journaliser (inscrire dans le journal) les métadonnées.</text:p>
      <text:p text:style-name="P2"/>
      <text:p text:style-name="P2">Mode WRITEBACK:</text:p>
      <text:p text:style-name="P2"><text:tab/>Les données peuvent être écrites dans le système de fichier après l'inscription des métadonnées dans le journal; l'ordre des données n'est pas préservé.</text:p>
      <text:p text:style-name="P2"/>
      <text:p text:style-name="P2"/>
      <text:p text:style-name="P1">Le superblock du journal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umberland AMT" svg:font-family="'Cumberland AMT'" style:font-family-generic="modern" style:font-pitch="fixed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font-name-asian="Albany AMT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HG Mincho Light J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 AMT" fo:font-size="10pt" style:font-name-asian="Cumberland AMT" style:font-size-asian="10pt" style:font-name-complex="Cumberland AMT" style:font-size-complex="10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9011</meta:generator>
    <meta:creation-date>2006-11-22T18:51:00</meta:creation-date>
    <dc:date>2007-03-03T20:24:51</dc:date>
    <dc:language>en-US</dc:language>
    <meta:editing-cycles>292</meta:editing-cycles>
    <meta:editing-duration>PT9H5M2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6" meta:word-count="187" meta:character-count="1220"/>
  </office:meta>
</office:document-meta>
</file>